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>
      <style:text-properties officeooo:paragraph-rsid="000b4d2e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d4ace" officeooo:paragraph-rsid="000d4ace" style:font-weight-asian="bold" style:font-weight-complex="bold"/>
    </style:style>
    <style:style style:name="T1" style:family="text">
      <style:text-properties officeooo:rsid="000b4d2e"/>
    </style:style>
    <style:style style:name="T2" style:family="text">
      <style:text-properties officeooo:rsid="000d4ac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ogica</text:p>
      <text:p text:style-name="P4"><text:span text:style-name="T1">Primeiro realizamos o cadastro de notas, onde o sistema permite ao usuário inserir notas repetidamente, as </text:span><text:s/>notas válidas (entre 0 e 10) são armazenadas em uma lista. <text:span text:style-name="T1">Ao d</text:span>igitar -<text:span text:style-name="Source_20_Text">0</text:span> encerra o processo de entrada de notas.</text:p>
      <text:p text:style-name="P4"><text:span text:style-name="T2">A</text:span> média é calculada somando as notas e dividindo pelo número total de notas.</text:p>
      <text:p text:style-name="P4"><text:span text:style-name="T1">Para determinar a situação s</text:span>e a média for maior ou igual a 7, o aluno é aprovado <text:span text:style-name="T1">e se </text:span>for menor que 7, o aluno é reprovado.</text:p>
      <text:p text:style-name="P4"><text:span text:style-name="T1">O relatório final e</text:span>xibe as notas inseridas, a média e a situação (aprovado ou reprovado). <text:span text:style-name="T1">Caso </text:span>nenhuma nota <text:span text:style-name="T1">seja</text:span> inserida, uma mensagem avisa que não houve d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16:12.536128428</meta:creation-date>
    <dc:date>2024-09-13T12:31:18.251802840</dc:date>
    <meta:editing-duration>PT3M45S</meta:editing-duration>
    <meta:editing-cycles>1</meta:editing-cycles>
    <meta:document-statistic meta:table-count="0" meta:image-count="0" meta:object-count="0" meta:page-count="1" meta:paragraph-count="5" meta:word-count="106" meta:character-count="587" meta:non-whitespace-character-count="485"/>
    <meta:generator>LibreOffice/7.3.7.2$Linux_X86_64 LibreOffice_project/30$Build-2</meta:generator>
  </office:meta>
</office:document-meta>
</file>